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acheableService.varArgsKey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rootVars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unknownCustomCacheManager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evict(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CacheableService.cacheNull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conditionalSync( int class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cacheSyncNull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cach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conditionalUpdate(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putRefersToResult( TestEntity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acheableService.throwCheckedSync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customCacheManager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throwChecked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nullValu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acheableService.customKeyGenerator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evictAll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CacheableService.multiEvict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multiConditionalCacheAndEvict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evictEarly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unknownCustomKeyGenerator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nam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throwUncheckedSync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throwUnchecked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key(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unless( in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evictWithException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null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conditional( int class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updat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multiCach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evictAllEarly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multiUpdat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cacheSync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ableService.multiCacheAndEvict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